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794e1" officeooo:paragraph-rsid="001794e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794e1" officeooo:paragraph-rsid="001794e1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 Intersection!</text:p>
      <text:p text:style-name="Text_20_body">Given two integer arrays nums1 and nums2, return <text:span text:style-name="Emphasis">an array of their intersection</text:span>. Each element in the result must be unique and you may return the result vector in the sorted order.</text:p>
      <text:p text:style-name="Text_20_body"><text:span text:style-name="Strong_20_Emphasis">Example :</text:span></text:p>
      <text:p text:style-name="Text_20_body">Input: nums1 = [1,2,2,1], nums2 = [2,2]</text:p>
      <text:p text:style-name="Text_20_body">Output: [2]</text:p>
      <text:p text:style-name="Text_20_body"/>
      <text:p text:style-name="Text_20_body"><text:span text:style-name="Strong_20_Emphasis">Constraints:</text:span></text:p>
      <text:list xml:id="list1059431833" text:style-name="L1">
        <text:list-item>
          <text:p text:style-name="P4">1 &lt;= nums1.length, nums2.length &lt;= 1000</text:p>
        </text:list-item>
        <text:list-item>
          <text:p text:style-name="P4">0 &lt;= nums1[i], nums2[i] &lt;= 1000</text:p>
        </text:list-item>
      </text:list>
      <text:p text:style-name="P3"/>
      <text:p text:style-name="P3"><text:span text:style-name="T1">Solution</text:span>: arrayIntersection.cpp</text:p>
      <text:p text:style-name="P3"/>
      <text:p text:style-name="P3"/>
      <text:p text:style-name="P2"/>
      <text:p text:style-name="P2">K-Sum Subarray</text:p>
      <text:p text:style-name="Text_20_body"/>
      <text:p text:style-name="Text_20_body">In this challenge, we are given an array and we need to find out the length of longest subarray whose sum is equal to given integer K.</text:p>
      <text:p text:style-name="Text_20_body"/>
      <text:p text:style-name="Text_20_body"><text:span text:style-name="Strong_20_Emphasis">Sample Input</text:span></text:p>
      <text:p text:style-name="Text_20_body">arr = { 0,-2,1,2,3,4,5,15,10,5 }</text:p>
      <text:p text:style-name="Text_20_body">K = 15</text:p>
      <text:p text:style-name="Text_20_body"><text:span text:style-name="Strong_20_Emphasis">Sample output</text:span></text:p>
      <text:p text:style-name="Text_20_body">5</text:p>
      <text:p text:style-name="Text_20_body"><text:span text:style-name="Strong_20_Emphasis">Explanation</text:span></text:p>
      <text:p text:style-name="Text_20_body">The following subarray has the sum 15 and is the longest.</text:p>
      <text:p text:style-name="Text_20_body">1,2,3,4,5</text:p>
      <text:p text:style-name="Text_20_body"/>
      <text:p text:style-name="Text_20_body"><text:span text:style-name="Strong_20_Emphasis">Expected Complexity</text:span></text:p>
      <text:p text:style-name="Text_20_body">O(N)</text:p>
      <text:p text:style-name="P3"><text:span text:style-name="T1"/></text:p>
      <text:p text:style-name="P3"><text:span text:style-name="T1">Solution</text:span>: kSumSubarray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5:53:32.792585036</meta:creation-date>
    <dc:date>2022-12-10T15:56:45.864484433</dc:date>
    <meta:editing-duration>PT3M13S</meta:editing-duration>
    <meta:editing-cycles>1</meta:editing-cycles>
    <meta:document-statistic meta:table-count="0" meta:image-count="0" meta:object-count="0" meta:page-count="1" meta:paragraph-count="22" meta:word-count="122" meta:character-count="711" meta:non-whitespace-character-count="613"/>
    <meta:generator>LibreOffice/7.3.7.2$Linux_X86_64 LibreOffice_project/30$Build-2</meta:generator>
  </office:meta>
</office:document-meta>
</file>